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LVARADO QUEVEDO, TEODOMIRO PASCUA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80192325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93531533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LVARADO QUEVEDO, TEODOMIRO PASCUA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8019232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1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3 - Trans. Aer. Caja Pavos Negros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7</text:p>
          </table:table-cell>
          <table:table-cell table:style-name="Tableau1.D2" office:value-type="string">
            <text:p text:style-name="P13">266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66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7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64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0T21:27:10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